
<file path=META-INF/manifest.xml><?xml version="1.0" encoding="utf-8"?>
<manifest:manifest xmlns:style="urn:oasis:names:tc:opendocument:xmlns:style:1.0" xmlns:table="urn:oasis:names:tc:opendocument:xmlns:table:1.0" xmlns:draw="urn:oasis:names:tc:opendocument:xmlns:drawing:1.0" xmlns:text="urn:oasis:names:tc:opendocument:xmlns:text:1.0" xmlns:office="urn:oasis:names:tc:opendocument:xmlns:office:1.0" xmlns:presentation="urn:oasis:names:tc:opendocument:xmlns:presentation:1.0" xmlns:manifest="urn:oasis:names:tc:opendocument:xmlns:manifest:1.0" xmlns:chart="urn:oasis:names:tc:opendocument:xmlns:chart:1.0" xmlns:meta="urn:oasis:names:tc:opendocument:xmlns:meta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office="urn:oasis:names:tc:opendocument:xmlns:office:1.0" xmlns:table="urn:oasis:names:tc:opendocument:xmlns:table:1.0" xmlns:manifest="urn:oasis:names:tc:opendocument:xmlns:manifest:1.0" xmlns:meta="urn:oasis:names:tc:opendocument:xmlns:meta:1.0" office:version="1.2">
  <office:automatic-styles/>
  <office:body>
    <office:spreadsheet>
      <table:table table:name="Sheet 1">
        <table:table-row>
          <table:table-cell office:value-type="string">
            <text:p>Номер заказа</text:p>
          </table:table-cell>
          <table:table-cell office:value-type="string">
            <text:p>Читатель</text:p>
          </table:table-cell>
          <table:table-cell office:value-type="string">
            <text:p>Заказ на</text:p>
          </table:table-cell>
          <table:table-cell office:value-type="string">
            <text:p>Дата заявки</text:p>
          </table:table-cell>
          <table:table-cell office:value-type="string">
            <text:p>Статус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Иванов Иван Иванович (г. Москва, читательский билет № 7)</text:p>
          </table:table-cell>
          <table:table-cell office:value-type="string">
            <text:p>"Пушкин в изгнании" - Новиков Иван Алексеевич</text:p>
          </table:table-cell>
          <table:table-cell office:value-type="string">
            <text:p>08.12.2016 13:00:38</text:p>
          </table:table-cell>
          <table:table-cell office:value-type="string">
            <text:p>Выдан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Иванов Иван Иванович (г. Москва, читательский билет № 7)</text:p>
          </table:table-cell>
          <table:table-cell office:value-type="string">
            <text:p>"Пушкин в изгнании" - Новиков Иван Алексеевич</text:p>
          </table:table-cell>
          <table:table-cell office:value-type="string">
            <text:p>09.12.2016 08:58:01</text:p>
          </table:table-cell>
          <table:table-cell office:value-type="string">
            <text:p>Возвращён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Иванов Иван Иванович (г. Москва, читательский билет № 7)</text:p>
          </table:table-cell>
          <table:table-cell office:value-type="string">
            <text:p>"Шум и ярость" - Уильям Фолкнер</text:p>
          </table:table-cell>
          <table:table-cell office:value-type="string">
            <text:p>21.12.2016 14:02:16</text:p>
          </table:table-cell>
          <table:table-cell office:value-type="string">
            <text:p>Забронирован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office="urn:oasis:names:tc:opendocument:xmlns:office:1.0" xmlns:table="urn:oasis:names:tc:opendocument:xmlns:tabl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style="urn:oasis:names:tc:opendocument:xmlns:style:1.0" xmlns:table="urn:oasis:names:tc:opendocument:xmlns:table:1.0" xmlns:draw="urn:oasis:names:tc:opendocument:xmlns:drawing:1.0" xmlns:text="urn:oasis:names:tc:opendocument:xmlns:text:1.0" xmlns:office="urn:oasis:names:tc:opendocument:xmlns:office:1.0" xmlns:presentation="urn:oasis:names:tc:opendocument:xmlns:presentation:1.0" xmlns:manifest="urn:oasis:names:tc:opendocument:xmlns:manifest:1.0" xmlns:chart="urn:oasis:names:tc:opendocument:xmlns:chart:1.0" xmlns:meta="urn:oasis:names:tc:opendocument:xmlns:meta:1.0" office:version="1.2">
  <office:meta>
    <meta:generator>ODFPY/1.3.4</meta:generator>
  </office:meta>
</office:document-meta>
</file>